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erplanSymbology" svg:font-family="TerplanSymbology" style:font-pitch="fixed"/>
    <style:font-face style:name="Times New Roman" svg:font-family="'Times New Roman', 'BabelStone Roman', 'Gentium Plus', 'Gentium Book Plus', Symbola, 'DejaVu Serif', 'DejaVu Sans', 'Doulos SIL', 'Charis SIL', 'Everson Mono', 'Segoe UI Historic', TWBh00p, TWBh01p, TWBh02p, Unifont, 'Unifont Upper', Universalia, UniversaliaPlus"/>
  </office:font-face-decls>
  <office:automatic-styles>
    <style:style style:name="P1" style:family="paragraph" style:parent-style-name="Standard">
      <style:paragraph-properties fo:text-align="center" style:justify-single-word="false"/>
      <style:text-properties style:font-name="TerplanSymbology" fo:font-size="48pt" officeooo:rsid="00168532" officeooo:paragraph-rsid="00177f02" style:font-size-asian="48pt" style:font-size-complex="48pt"/>
    </style:style>
    <style:style style:name="T1" style:family="text">
      <style:text-properties style:font-name="Times New Roman" fo:font-size="14pt" style:font-size-asian="14pt" style:font-size-complex="14pt"/>
    </style:style>
    <style:style style:name="T2" style:family="text">
      <style:text-properties style:font-name="Liberation Serif" fo:font-size="14pt" style:font-size-asian="14pt" style:font-size-complex="14pt"/>
    </style:style>
    <style:style style:name="T3" style:family="text">
      <style:text-properties style:font-name="TerplanSymbology"/>
    </style:style>
    <style:style style:name="T4" style:family="text">
      <style:text-properties style:font-name="TerplanSymbology"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БВГДЕЁЖЗИЙКЛМНОПРСТУФХЦЧШЩЪЫЬЭЮЯабвгдеёжзийклмнопрстуфхцчшщъыьэюяABCDEFGHIJKLMNOPQRSTUVWXYZabcdefghijklmnopqrstuvwxyz0123456789 !<text:soft-page-break/>!"#$%&amp;'()*+,-./:;&lt;=&gt;?@[\]^_`{|}~¡¢£¤¥¦§¨©ª«¬®¯°±²³´µ¶·¸¹º»¼½¾¿ÀÁÂÃÄÅÆÇÈÉÊËÌÍÎÏÐÑÒÓÔÕÖ×ØÙÚÛÜÝÞßàáâãäåæçèéêëìíîï<text:soft-page-break/>ðñòóôõö÷øùúûüýþÿĀāĂăĄąĆćĈĉĊċČčĎďĐđĒēĔĕ<text:span text:style-name="T3">ĖėĘę</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erplanSymbology" svg:font-family="TerplanSymbology" style:font-pitch="fixed"/>
    <style:font-face style:name="Times New Roman" svg:font-family="'Times New Roman', 'BabelStone Roman', 'Gentium Plus', 'Gentium Book Plus', Symbola, 'DejaVu Serif', 'DejaVu Sans', 'Doulos SIL', 'Charis SIL', 'Everson Mono', 'Segoe UI Historic', TWBh00p, TWBh01p, TWBh02p, Unifont, 'Unifont Upper', Universalia, UniversaliaPlu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11:44:15.839674171</meta:creation-date>
    <dc:date>2025-04-01T09:40:00.427697544</dc:date>
    <meta:editing-duration>PT23M21S</meta:editing-duration>
    <meta:editing-cycles>3</meta:editing-cycles>
    <meta:generator>LibreOffice/7.4.7.2$Linux_X86_64 LibreOffice_project/40$Build-2</meta:generator>
    <meta:document-statistic meta:table-count="0" meta:image-count="0" meta:object-count="0" meta:page-count="3" meta:paragraph-count="1" meta:word-count="11" meta:character-count="282" meta:non-whitespace-character-count="281"/>
  </office:meta>
</office:document-meta>
</file>